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683cm" svg:height="1.905cm" svg:x="2.221cm" svg:y="2.938cm">
          <text:p text:style-name="P1">Sequence</text:p>
          <draw:enhanced-geometry svg:viewBox="0 0 21600 21600" draw:type="rectangle" draw:enhanced-path="M 0 0 L 21600 0 21600 21600 0 21600 0 0 Z N"/>
        </draw:custom-shape>
        <draw:frame draw:style-name="gr2" draw:layer="layout" svg:width="4.905cm" svg:height="8.072cm" svg:x="2.856cm" svg:y="5.343cm">
          <draw:text-box>
            <text:p>ID</text:p>
            <text:p>Barcode</text:p>
            <text:p>File Forwards</text:p>
            <text:p>File Reverses</text:p>
            <text:p>Group</text:p>
            <text:p>Target</text:p>
            <text:p>Forward Primer</text:p>
            <text:p>Reverse Primer</text:p>
            <text:p>Strand</text:p>
            <text:p>Amplicon</text:p>
            <text:p/>
          </draw:text-box>
        </draw:frame>
        <draw:custom-shape draw:style-name="gr3" draw:text-style-name="P1" xml:id="id2" draw:id="id2" draw:layer="layout" svg:width="4.699cm" svg:height="3.048cm" svg:x="13.778cm" svg:y="2.366cm">
          <text:p text:style-name="P1">Ha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" draw:id="id3" draw:layer="layout" svg:width="3.683cm" svg:height="1.905cm" svg:x="25.462cm" svg:y="2.938cm">
          <text:p text:style-name="P1">Reads</text:p>
          <draw:enhanced-geometry svg:viewBox="0 0 21600 21600" draw:type="rectangle" draw:enhanced-path="M 0 0 L 21600 0 21600 21600 0 21600 0 0 Z N"/>
        </draw:custom-shape>
        <draw:frame draw:style-name="gr2" draw:layer="layout" svg:width="3.351cm" svg:height="1.673cm" svg:x="30.493cm" svg:y="2.852cm">
          <draw:text-box>
            <text:p>Sequence</text:p>
            <text:p>Quality</text:p>
          </draw:text-box>
        </draw:frame>
        <draw:custom-shape draw:style-name="gr1" draw:text-style-name="P1" xml:id="id5" draw:id="id5" draw:layer="layout" svg:width="3.683cm" svg:height="1.905cm" svg:x="25.462cm" svg:y="14.304cm">
          <text:p text:style-name="P1">Read ID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.699cm" svg:height="3.048cm" svg:x="24.954cm" svg:y="7.789cm">
          <text:p text:style-name="P1">Ha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layer="layout" svg:width="10.298cm" svg:height="9.494cm" svg:x="30.161cm" svg:y="13.199cm">
          <draw:text-box>
            <text:p>Instrument</text:p>
            <text:p>Run ID</text:p>
            <text:p>Flowcell ID</text:p>
            <text:p>Flowcell Line</text:p>
            <text:p>Tile number within the flowcell lane</text:p>
            <text:p>X-coordinate</text:p>
            <text:p>Y-coordinate</text:p>
            <text:p>Member of the pair (1,2)</text:p>
            <text:p>Filtered (Y,N)</text:p>
            <text:p>Control bits (???)</text:p>
            <text:p>Index</text:p>
            <text:p/>
            <text:p/>
          </draw:text-box>
        </draw:frame>
        <draw:connector draw:style-name="gr4" draw:text-style-name="P1" draw:layer="layout" svg:x1="5.904cm" svg:y1="3.89cm" svg:x2="13.778cm" svg:y2="3.89cm" draw:start-shape="id1" draw:start-glue-point="1" draw:end-shape="id2" draw:end-glue-point="3" svg:d="m5904 3890h7874">
          <text:p/>
        </draw:connector>
        <draw:connector draw:style-name="gr4" draw:text-style-name="P1" draw:layer="layout" svg:x1="18.477cm" svg:y1="3.89cm" svg:x2="25.462cm" svg:y2="3.89cm" draw:start-shape="id2" draw:start-glue-point="7" draw:end-shape="id3" draw:end-glue-point="3" svg:d="m18477 3890h6985">
          <text:p/>
        </draw:connector>
        <draw:connector draw:style-name="gr4" draw:text-style-name="P1" draw:layer="layout" svg:x1="27.303cm" svg:y1="4.843cm" svg:x2="27.304cm" svg:y2="7.789cm" draw:start-shape="id3" draw:start-glue-point="2" draw:end-shape="id4" draw:end-glue-point="4" svg:d="m27303 4843v1473h1v1473">
          <text:p/>
        </draw:connector>
        <draw:connector draw:style-name="gr4" draw:text-style-name="P1" draw:layer="layout" svg:x1="27.304cm" svg:y1="10.837cm" svg:x2="27.303cm" svg:y2="14.304cm" draw:start-shape="id4" draw:start-glue-point="6" draw:end-shape="id5" svg:d="m27304 10837v1734h-1v1733">
          <text:p/>
        </draw:connector>
        <draw:frame draw:style-name="gr5" draw:layer="layout" svg:width="1.738cm" svg:height="0.962cm" svg:x="6.093cm" svg:y="2.774cm">
          <draw:text-box>
            <text:p>1...n</text:p>
          </draw:text-box>
        </draw:frame>
        <draw:frame draw:style-name="gr5" draw:layer="layout" svg:width="0.853cm" svg:height="0.962cm" svg:x="24.293cm" svg:y="2.774cm">
          <draw:text-box>
            <text:p>1</text:p>
          </draw:text-box>
        </draw:frame>
        <draw:frame draw:style-name="gr5" draw:layer="layout" svg:width="0.853cm" svg:height="0.962cm" svg:x="27.294cm" svg:y="4.974cm">
          <draw:text-box>
            <text:p>1</text:p>
          </draw:text-box>
        </draw:frame>
        <draw:frame draw:style-name="gr5" draw:layer="layout" svg:width="0.853cm" svg:height="0.962cm" svg:x="27.295cm" svg:y="13.074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fael Caoadas</meta:initial-creator>
    <meta:creation-date>2014-09-05T12:30:36</meta:creation-date>
    <dc:date>2014-09-05T12:49:14</dc:date>
    <dc:creator>Rafael Caoadas</dc:creator>
    <meta:editing-duration>PT17M2S</meta:editing-duration>
    <meta:editing-cycles>4</meta:editing-cycles>
    <meta:generator>LibreOffice/3.6$Linux_X86_64 LibreOffice_project/360m1$Build-2</meta:generator>
    <meta:document-statistic meta:object-count="16"/>
  </office:meta>
</office:document-meta>
</file>